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Call my_username() to get the hardcoded username</text:p>
      <text:p text:style-name="Standard"><text:s text:c="4"/>const char* hardcoded_username = my_username();</text:p>
      <text:p text:style-name="Standard"/>
      <text:p text:style-name="Standard"><text:s text:c="4"/>// Call malloc_username_from_conf_file() to get the username from the config file</text:p>
      <text:p text:style-name="Standard"><text:s text:c="4"/>char* config_file_username = malloc_username_from_conf_file();</text:p>
      <text:p text:style-name="Standard"><text:s text:c="4"/>//printf("----------%s ------ %s \n",hardcoded_username,config_file_username);</text:p>
      <text:p text:style-name="Standard"><text:s text:c="4"/>// Use UNITY assertion to verify the two usernames are equal</text:p>
      <text:p text:style-name="Standard"><text:s text:c="4"/>TEST_ASSERT_EQUAL_STRING_MESSAGE(hardcoded_username, config_file_username, "Usernames do not match!");</text:p>
      <text:p text:style-name="Standard"/>
      <text:p text:style-name="Standard"><text:s text:c="4"/>// Since malloc_username_from_conf_file() likely allocates memory for the username,</text:p>
      <text:p text:style-name="Standard"><text:s text:c="4"/>// don't forget to free it to prevent memory leaks</text:p>
      <text:p text:style-name="Standard"><text:s text:c="4"/>free(config_file_username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9T07:54:47.452303558</meta:creation-date>
    <dc:date>2024-04-09T08:04:57.466842173</dc:date>
    <meta:editing-duration>PT10M11S</meta:editing-duration>
    <meta:editing-cycles>1</meta:editing-cycles>
    <meta:document-statistic meta:table-count="0" meta:image-count="0" meta:object-count="0" meta:page-count="1" meta:paragraph-count="10" meta:word-count="70" meta:character-count="677" meta:non-whitespace-character-count="582"/>
    <meta:generator>LibreOffice/6.4.7.2$Linux_X86_64 LibreOffice_project/40$Build-2</meta:generator>
  </office:meta>
</office:document-meta>
</file>